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1C1A2471B3D22F18.tif" manifest:media-type="image/tiff"/>
  <manifest:file-entry manifest:full-path="Pictures/10000001000003000000028817E4F69931701DA6.tif" manifest:media-type="image/tiff"/>
  <manifest:file-entry manifest:full-path="Pictures/1000000100000300000002888DF54CE01F2866EE.tif" manifest:media-type="image/tiff"/>
  <manifest:file-entry manifest:full-path="Pictures/10000001000003000000028825BAED0C1E9CC0EE.tif" manifest:media-type="image/tiff"/>
  <manifest:file-entry manifest:full-path="Pictures/1000000100000300000002886D00DFA015336320.tif" manifest:media-type="image/tiff"/>
  <manifest:file-entry manifest:full-path="Pictures/100000010000030000000288D59F80A8162879EF.tif" manifest:media-type="image/tiff"/>
  <manifest:file-entry manifest:full-path="Pictures/10000001000003000000028856C2201FCD9E0CD3.tif" manifest:media-type="image/tiff"/>
  <manifest:file-entry manifest:full-path="Pictures/10000001000003000000028893FD13AA18AE953C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1.5cm" svg:x="-0.5cm" svg:y="1.45cm">
          <draw:text-box>
            <text:p text:style-name="P1"><text:span text:style-name="T1">Symétrique</text:span></text:p>
          </draw:text-box>
        </draw:frame>
        <draw:frame draw:style-name="gr1" draw:text-style-name="P2" draw:layer="layout" svg:width="4.5cm" svg:height="1.5cm" svg:x="-0.5cm" svg:y="5.45cm">
          <draw:text-box>
            <text:p text:style-name="P1"><text:span text:style-name="T1">Asymétrique</text:span></text:p>
          </draw:text-box>
        </draw:frame>
        <draw:frame draw:style-name="gr1" draw:text-style-name="P3" draw:layer="layout" svg:width="4.75cm" svg:height="1.5cm" svg:x="3.5cm" svg:y="7.5cm">
          <draw:text-box>
            <text:p text:style-name="P1"><text:span text:style-name="T2">t=0 ms</text:span></text:p>
          </draw:text-box>
        </draw:frame>
        <draw:frame draw:style-name="gr1" draw:text-style-name="P3" draw:layer="layout" svg:width="4.75cm" svg:height="1.5cm" svg:x="8.3cm" svg:y="7.5cm">
          <draw:text-box>
            <text:p text:style-name="P1"><text:span text:style-name="T2">t=1,5 ms</text:span></text:p>
          </draw:text-box>
        </draw:frame>
        <draw:frame draw:style-name="gr1" draw:text-style-name="P3" draw:layer="layout" svg:width="4.75cm" svg:height="1.5cm" svg:x="13cm" svg:y="7.5cm">
          <draw:text-box>
            <text:p text:style-name="P1"><text:span text:style-name="T2">t=2,25 ms</text:span></text:p>
          </draw:text-box>
        </draw:frame>
        <draw:frame draw:style-name="gr1" draw:text-style-name="P3" draw:layer="layout" svg:width="4.75cm" svg:height="1.5cm" svg:x="17.6cm" svg:y="7.5cm">
          <draw:text-box>
            <text:p text:style-name="P1"><text:span text:style-name="T2">t=4 ms</text:span></text:p>
          </draw:text-box>
        </draw:frame>
        <draw:frame draw:style-name="gr2" draw:text-style-name="P4" draw:layer="layout" svg:width="4.74cm" svg:height="4cm" svg:x="3.58cm" svg:y="4cm">
          <draw:image xlink:href="Pictures/10000001000003000000028893FD13AA18AE953C.tif" xlink:type="simple" xlink:show="embed" xlink:actuate="onLoad" draw:mime-type="image/tiff">
            <text:p/>
          </draw:image>
        </draw:frame>
        <draw:frame draw:style-name="gr2" draw:text-style-name="P4" draw:layer="layout" svg:width="4.74cm" svg:height="4cm" svg:x="8.27cm" svg:y="4cm">
          <draw:image xlink:href="Pictures/10000001000003000000028856C2201FCD9E0CD3.tif" xlink:type="simple" xlink:show="embed" xlink:actuate="onLoad" draw:mime-type="image/tiff">
            <text:p/>
          </draw:image>
        </draw:frame>
        <draw:frame draw:style-name="gr2" draw:text-style-name="P4" draw:layer="layout" svg:width="4.74cm" svg:height="4cm" svg:x="12.92cm" svg:y="4cm">
          <draw:image xlink:href="Pictures/100000010000030000000288D59F80A8162879EF.tif" xlink:type="simple" xlink:show="embed" xlink:actuate="onLoad" draw:mime-type="image/tiff">
            <text:p/>
          </draw:image>
        </draw:frame>
        <draw:frame draw:style-name="gr2" draw:text-style-name="P4" draw:layer="layout" svg:width="4.74cm" svg:height="4cm" svg:x="17.57cm" svg:y="4cm">
          <draw:image xlink:href="Pictures/1000000100000300000002886D00DFA015336320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3.58cm" svg:y="0cm">
          <draw:image xlink:href="Pictures/1000000100000300000002888DF54CE01F2866EE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8.26cm" svg:y="0cm">
          <draw:image xlink:href="Pictures/10000001000003000000028825BAED0C1E9CC0EE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2.98cm" svg:y="0cm">
          <draw:image xlink:href="Pictures/10000001000003000000028817E4F69931701DA6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7.72cm" svg:y="0cm">
          <draw:image xlink:href="Pictures/1000000100000300000002881C1A2471B3D22F18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6:31:37.149619153</dc:date>
    <meta:editing-duration>PT24M11S</meta:editing-duration>
    <meta:editing-cycles>10</meta:editing-cycles>
    <meta:generator>LibreOffice/7.4.7.2$Linux_X86_64 LibreOffice_project/40$Build-2</meta:generator>
    <meta:document-statistic meta:object-count="14"/>
  </office:meta>
</office:document-meta>
</file>